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7EE0D441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016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02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6.4815in" svg:height="3.589in" svg:x="5.9232in" svg:y="1.0358in">
            <draw:object draw:notify-on-update-of-ranges="Sheet1.G1:Sheet1.G1 Sheet1.H1:Sheet1.N1 Sheet1.G2:Sheet1.G2 Sheet1.H2:Sheet1.N2 Sheet1.G3:Sheet1.G3 Sheet1.H3:Sheet1.N3 Sheet1.G4:Sheet1.G4 Sheet1.H4:Sheet1.N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<text:s/>node_count</text:p>
          </table:table-cell>
          <table:table-cell office:value-type="string">
            <text:p><text:s/>account_count</text:p>
          </table:table-cell>
          <table:table-cell office:value-type="string">
            <text:p><text:s/>data_size(kb)</text:p>
          </table:table-cell>
          <table:table-cell office:value-type="string">
            <text:p><text:s/>runtime(secs)</text:p>
          </table:table-cell>
          <table:table-cell/>
          <table:table-cell/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42225">
            <text:p>242225</text:p>
          </table:table-cell>
          <table:table-cell office:value-type="float" office:value="85.18">
            <text:p>85.18</text:p>
          </table:table-cell>
          <table:table-cell/>
          <table:table-cell office:value-type="string">
            <text:p>Hadoop</text:p>
          </table:table-cell>
          <table:table-cell table:formula="of:=AVERAGE([.E2:.E4])" office:value-type="float" office:value="81.14">
            <text:p>81.14</text:p>
          </table:table-cell>
          <table:table-cell table:formula="of:=AVERAGE([.E5:.E7])" office:value-type="float" office:value="82.5466666666667">
            <text:p>82.55</text:p>
          </table:table-cell>
          <table:table-cell table:formula="of:=AVERAGE([.E8:.E10])" office:value-type="float" office:value="84.4133333333333">
            <text:p>84.41</text:p>
          </table:table-cell>
          <table:table-cell table:formula="of:=AVERAGE([.E11:.E13])" office:value-type="float" office:value="83.4166666666667">
            <text:p>83.42</text:p>
          </table:table-cell>
          <table:table-cell table:formula="of:=AVERAGE([.E14:.E16])" office:value-type="float" office:value="88.14">
            <text:p>88.14</text:p>
          </table:table-cell>
          <table:table-cell table:formula="of:=AVERAGE([.E17:.E19])" office:value-type="float" office:value="86.8533333333333">
            <text:p>86.85</text:p>
          </table:table-cell>
          <table:table-cell table:formula="of:=AVERAGE([.E20:.E22])" office:value-type="float" office:value="88.9">
            <text:p>88.9</text:p>
          </table:table-cell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38485">
            <text:p>238485</text:p>
          </table:table-cell>
          <table:table-cell office:value-type="float" office:value="78.62">
            <text:p>78.62</text:p>
          </table:table-cell>
          <table:table-cell/>
          <table:table-cell office:value-type="string">
            <text:p>Hive</text:p>
          </table:table-cell>
          <table:table-cell table:formula="of:=AVERAGE([.E23:.E25])" office:value-type="float" office:value="535.103333333333">
            <text:p>535.1</text:p>
          </table:table-cell>
          <table:table-cell table:formula="of:=AVERAGE([.E26:.E28])" office:value-type="float" office:value="543.636666666667">
            <text:p>543.64</text:p>
          </table:table-cell>
          <table:table-cell table:formula="of:=AVERAGE([.E29:.E31])" office:value-type="float" office:value="548.446666666667">
            <text:p>548.45</text:p>
          </table:table-cell>
          <table:table-cell table:formula="of:=AVERAGE([.E32:.E34])" office:value-type="float" office:value="553.443333333333">
            <text:p>553.44</text:p>
          </table:table-cell>
          <table:table-cell table:formula="of:=AVERAGE([.E35:.E37])" office:value-type="float" office:value="557.51">
            <text:p>557.51</text:p>
          </table:table-cell>
          <table:table-cell table:formula="of:=AVERAGE([.E38:.E40])" office:value-type="float" office:value="581.496666666667">
            <text:p>581.5</text:p>
          </table:table-cell>
          <table:table-cell table:formula="of:=AVERAGE([.E41:.E43])" office:value-type="float" office:value="582.703333333333">
            <text:p>582.7</text:p>
          </table:table-cell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40180">
            <text:p>240180</text:p>
          </table:table-cell>
          <table:table-cell office:value-type="float" office:value="79.62">
            <text:p>79.62</text:p>
          </table:table-cell>
          <table:table-cell/>
          <table:table-cell office:value-type="string">
            <text:p>MySQL</text:p>
          </table:table-cell>
          <table:table-cell table:formula="of:=AVERAGE([.E44:.E46])" office:value-type="float" office:value="4.2">
            <text:p>4.2</text:p>
          </table:table-cell>
          <table:table-cell table:formula="of:=AVERAGE([.E47:.E49])" office:value-type="float" office:value="13.8333333333333">
            <text:p>13.83</text:p>
          </table:table-cell>
          <table:table-cell table:formula="of:=AVERAGE([.E50:.E52])" office:value-type="float" office:value="85.4166666666667">
            <text:p>85.42</text:p>
          </table:table-cell>
          <table:table-cell table:formula="of:=AVERAGE([.E53:.E55])" office:value-type="float" office:value="392.416666666667">
            <text:p>392.42</text:p>
          </table:table-cell>
          <table:table-cell table:formula="of:=AVERAGE([.E56:.E58])" office:value-type="float" office:value="1518.17666666667">
            <text:p>1518.18</text:p>
          </table:table-cell>
          <table:table-cell table:formula="of:=AVERAGE([.E59:.E61])" office:value-type="float" office:value="1390.24666666667">
            <text:p>1390.25</text:p>
          </table:table-cell>
          <table:table-cell table:formula="of:=AVERAGE([.E62:.E64])" office:value-type="float" office:value="2367.81333333333">
            <text:p>2367.81</text:p>
          </table:table-cell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87079">
            <text:p>487079</text:p>
          </table:table-cell>
          <table:table-cell office:value-type="float" office:value="78.38">
            <text:p>78.38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88226">
            <text:p>488226</text:p>
          </table:table-cell>
          <table:table-cell office:value-type="float" office:value="83.74">
            <text:p>83.74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86079">
            <text:p>486079</text:p>
          </table:table-cell>
          <table:table-cell office:value-type="float" office:value="85.52">
            <text:p>85.52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2500">
            <text:p>2500</text:p>
          </table:table-cell>
          <table:table-cell office:value-type="float" office:value="1223573">
            <text:p>1223573</text:p>
          </table:table-cell>
          <table:table-cell office:value-type="float" office:value="85.4">
            <text:p>85.4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2500">
            <text:p>2500</text:p>
          </table:table-cell>
          <table:table-cell office:value-type="float" office:value="1199511">
            <text:p>1199511</text:p>
          </table:table-cell>
          <table:table-cell office:value-type="float" office:value="83.39">
            <text:p>83.39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2500">
            <text:p>2500</text:p>
          </table:table-cell>
          <table:table-cell office:value-type="float" office:value="1198733">
            <text:p>1198733</text:p>
          </table:table-cell>
          <table:table-cell office:value-type="float" office:value="84.45">
            <text:p>84.45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5000">
            <text:p>5000</text:p>
          </table:table-cell>
          <table:table-cell office:value-type="float" office:value="2412751">
            <text:p>2412751</text:p>
          </table:table-cell>
          <table:table-cell office:value-type="float" office:value="87.38">
            <text:p>87.38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5000">
            <text:p>5000</text:p>
          </table:table-cell>
          <table:table-cell office:value-type="float" office:value="2433313">
            <text:p>2433313</text:p>
          </table:table-cell>
          <table:table-cell office:value-type="float" office:value="80.41">
            <text:p>80.41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5000">
            <text:p>5000</text:p>
          </table:table-cell>
          <table:table-cell office:value-type="float" office:value="2401029">
            <text:p>2401029</text:p>
          </table:table-cell>
          <table:table-cell office:value-type="float" office:value="82.46">
            <text:p>82.46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 office:value-type="float" office:value="4836522">
            <text:p>4836522</text:p>
          </table:table-cell>
          <table:table-cell office:value-type="float" office:value="95.55">
            <text:p>95.55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 office:value-type="float" office:value="4831355">
            <text:p>4831355</text:p>
          </table:table-cell>
          <table:table-cell office:value-type="float" office:value="84.43">
            <text:p>84.43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 office:value-type="float" office:value="4817722">
            <text:p>4817722</text:p>
          </table:table-cell>
          <table:table-cell office:value-type="float" office:value="84.44">
            <text:p>84.44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5000">
            <text:p>15000</text:p>
          </table:table-cell>
          <table:table-cell office:value-type="float" office:value="7284956">
            <text:p>7284956</text:p>
          </table:table-cell>
          <table:table-cell office:value-type="float" office:value="84.48">
            <text:p>84.48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5000">
            <text:p>15000</text:p>
          </table:table-cell>
          <table:table-cell office:value-type="float" office:value="7250742">
            <text:p>7250742</text:p>
          </table:table-cell>
          <table:table-cell office:value-type="float" office:value="90.75">
            <text:p>90.75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15000">
            <text:p>15000</text:p>
          </table:table-cell>
          <table:table-cell office:value-type="float" office:value="7279860">
            <text:p>7279860</text:p>
          </table:table-cell>
          <table:table-cell office:value-type="float" office:value="85.33">
            <text:p>85.33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20000">
            <text:p>20000</text:p>
          </table:table-cell>
          <table:table-cell office:value-type="float" office:value="9658445">
            <text:p>9658445</text:p>
          </table:table-cell>
          <table:table-cell office:value-type="float" office:value="87.43">
            <text:p>87.43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20000">
            <text:p>20000</text:p>
          </table:table-cell>
          <table:table-cell office:value-type="float" office:value="9678261">
            <text:p>9678261</text:p>
          </table:table-cell>
          <table:table-cell office:value-type="float" office:value="91.59">
            <text:p>91.59</text:p>
          </table:table-cell>
          <table:table-cell table:number-columns-repeated="9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20000">
            <text:p>20000</text:p>
          </table:table-cell>
          <table:table-cell office:value-type="float" office:value="9683679">
            <text:p>9683679</text:p>
          </table:table-cell>
          <table:table-cell office:value-type="float" office:value="87.68">
            <text:p>87.68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42225">
            <text:p>242225</text:p>
          </table:table-cell>
          <table:table-cell office:value-type="float" office:value="549.49">
            <text:p>549.49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38485">
            <text:p>238485</text:p>
          </table:table-cell>
          <table:table-cell office:value-type="float" office:value="533.67">
            <text:p>533.67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240180">
            <text:p>240180</text:p>
          </table:table-cell>
          <table:table-cell office:value-type="float" office:value="522.15">
            <text:p>522.15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87079">
            <text:p>487079</text:p>
          </table:table-cell>
          <table:table-cell office:value-type="float" office:value="555.23">
            <text:p>555.23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88226">
            <text:p>488226</text:p>
          </table:table-cell>
          <table:table-cell office:value-type="float" office:value="539.42">
            <text:p>539.42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86079">
            <text:p>486079</text:p>
          </table:table-cell>
          <table:table-cell office:value-type="float" office:value="536.26">
            <text:p>536.26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2500">
            <text:p>2500</text:p>
          </table:table-cell>
          <table:table-cell office:value-type="float" office:value="1223573">
            <text:p>1223573</text:p>
          </table:table-cell>
          <table:table-cell office:value-type="float" office:value="549.78">
            <text:p>549.78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2500">
            <text:p>2500</text:p>
          </table:table-cell>
          <table:table-cell office:value-type="float" office:value="1199511">
            <text:p>1199511</text:p>
          </table:table-cell>
          <table:table-cell office:value-type="float" office:value="543.72">
            <text:p>543.72</text:p>
          </table:table-cell>
          <table:table-cell table:number-columns-repeated="9"/>
        </table:table-row>
        <table:table-row table:style-name="ro1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2500">
            <text:p>2500</text:p>
          </table:table-cell>
          <table:table-cell office:value-type="float" office:value="1198733">
            <text:p>1198733</text:p>
          </table:table-cell>
          <table:table-cell office:value-type="float" office:value="551.84">
            <text:p>551.84</text:p>
          </table:table-cell>
          <table:table-cell/>
          <table:table-cell office:value-type="string">
            <text:p>NOTE: Hadoop uses 4 nodes with mapred.map.tasks set to 8 (one task per core).</text:p>
          </table:table-cell>
          <table:table-cell table:number-columns-repeated="7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5000">
            <text:p>5000</text:p>
          </table:table-cell>
          <table:table-cell office:value-type="float" office:value="2412751">
            <text:p>2412751</text:p>
          </table:table-cell>
          <table:table-cell office:value-type="float" office:value="558.17">
            <text:p>558.17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5000">
            <text:p>5000</text:p>
          </table:table-cell>
          <table:table-cell office:value-type="float" office:value="2433313">
            <text:p>2433313</text:p>
          </table:table-cell>
          <table:table-cell office:value-type="float" office:value="541.7">
            <text:p>541.7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5000">
            <text:p>5000</text:p>
          </table:table-cell>
          <table:table-cell office:value-type="float" office:value="2401029">
            <text:p>2401029</text:p>
          </table:table-cell>
          <table:table-cell office:value-type="float" office:value="560.46">
            <text:p>560.46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 office:value-type="float" office:value="4836522">
            <text:p>4836522</text:p>
          </table:table-cell>
          <table:table-cell office:value-type="float" office:value="556.25">
            <text:p>556.25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 office:value-type="float" office:value="4831355">
            <text:p>4831355</text:p>
          </table:table-cell>
          <table:table-cell office:value-type="float" office:value="562.5">
            <text:p>562.5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 office:value-type="float" office:value="4817722">
            <text:p>4817722</text:p>
          </table:table-cell>
          <table:table-cell office:value-type="float" office:value="553.78">
            <text:p>553.78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15000">
            <text:p>15000</text:p>
          </table:table-cell>
          <table:table-cell office:value-type="float" office:value="7284956">
            <text:p>7284956</text:p>
          </table:table-cell>
          <table:table-cell office:value-type="float" office:value="594.23">
            <text:p>594.23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15000">
            <text:p>15000</text:p>
          </table:table-cell>
          <table:table-cell office:value-type="float" office:value="7250742">
            <text:p>7250742</text:p>
          </table:table-cell>
          <table:table-cell office:value-type="float" office:value="580.32">
            <text:p>580.32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15000">
            <text:p>15000</text:p>
          </table:table-cell>
          <table:table-cell office:value-type="float" office:value="7279860">
            <text:p>7279860</text:p>
          </table:table-cell>
          <table:table-cell office:value-type="float" office:value="569.94">
            <text:p>569.94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20000">
            <text:p>20000</text:p>
          </table:table-cell>
          <table:table-cell office:value-type="float" office:value="9658445">
            <text:p>9658445</text:p>
          </table:table-cell>
          <table:table-cell office:value-type="float" office:value="572.01">
            <text:p>572.01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20000">
            <text:p>20000</text:p>
          </table:table-cell>
          <table:table-cell office:value-type="float" office:value="9678261">
            <text:p>9678261</text:p>
          </table:table-cell>
          <table:table-cell office:value-type="float" office:value="586.42">
            <text:p>586.42</text:p>
          </table:table-cell>
          <table:table-cell table:number-columns-repeated="9"/>
        </table:table-row>
        <table:table-row table:style-name="ro2">
          <table:table-cell office:value-type="string">
            <text:p>hive</text:p>
          </table:table-cell>
          <table:table-cell office:value-type="float" office:value="4">
            <text:p>4</text:p>
          </table:table-cell>
          <table:table-cell office:value-type="float" office:value="20000">
            <text:p>20000</text:p>
          </table:table-cell>
          <table:table-cell office:value-type="float" office:value="9683679">
            <text:p>9683679</text:p>
          </table:table-cell>
          <table:table-cell office:value-type="float" office:value="589.68">
            <text:p>589.68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500">
            <text:p>500</text:p>
          </table:table-cell>
          <table:table-cell office:value-type="float" office:value="242225">
            <text:p>242225</text:p>
          </table:table-cell>
          <table:table-cell office:value-type="float" office:value="6.18">
            <text:p>6.18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500">
            <text:p>500</text:p>
          </table:table-cell>
          <table:table-cell office:value-type="float" office:value="238485">
            <text:p>238485</text:p>
          </table:table-cell>
          <table:table-cell office:value-type="float" office:value="3.12">
            <text:p>3.12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500">
            <text:p>500</text:p>
          </table:table-cell>
          <table:table-cell office:value-type="float" office:value="240180">
            <text:p>240180</text:p>
          </table:table-cell>
          <table:table-cell office:value-type="float" office:value="3.3">
            <text:p>3.3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1000">
            <text:p>1000</text:p>
          </table:table-cell>
          <table:table-cell office:value-type="float" office:value="487079">
            <text:p>487079</text:p>
          </table:table-cell>
          <table:table-cell office:value-type="float" office:value="14.19">
            <text:p>14.19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1000">
            <text:p>1000</text:p>
          </table:table-cell>
          <table:table-cell office:value-type="float" office:value="488226">
            <text:p>488226</text:p>
          </table:table-cell>
          <table:table-cell office:value-type="float" office:value="13.53">
            <text:p>13.53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1000">
            <text:p>1000</text:p>
          </table:table-cell>
          <table:table-cell office:value-type="float" office:value="486079">
            <text:p>486079</text:p>
          </table:table-cell>
          <table:table-cell office:value-type="float" office:value="13.78">
            <text:p>13.78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2500">
            <text:p>2500</text:p>
          </table:table-cell>
          <table:table-cell office:value-type="float" office:value="1223573">
            <text:p>1223573</text:p>
          </table:table-cell>
          <table:table-cell office:value-type="float" office:value="84.31">
            <text:p>84.31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2500">
            <text:p>2500</text:p>
          </table:table-cell>
          <table:table-cell office:value-type="float" office:value="1199511">
            <text:p>1199511</text:p>
          </table:table-cell>
          <table:table-cell office:value-type="float" office:value="92.36">
            <text:p>92.36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2500">
            <text:p>2500</text:p>
          </table:table-cell>
          <table:table-cell office:value-type="float" office:value="1198733">
            <text:p>1198733</text:p>
          </table:table-cell>
          <table:table-cell office:value-type="float" office:value="79.58">
            <text:p>79.58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5000">
            <text:p>5000</text:p>
          </table:table-cell>
          <table:table-cell office:value-type="float" office:value="2412751">
            <text:p>2412751</text:p>
          </table:table-cell>
          <table:table-cell office:value-type="float" office:value="362.91">
            <text:p>362.91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5000">
            <text:p>5000</text:p>
          </table:table-cell>
          <table:table-cell office:value-type="float" office:value="2433313">
            <text:p>2433313</text:p>
          </table:table-cell>
          <table:table-cell office:value-type="float" office:value="461.82">
            <text:p>461.82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5000">
            <text:p>5000</text:p>
          </table:table-cell>
          <table:table-cell office:value-type="float" office:value="2401029">
            <text:p>2401029</text:p>
          </table:table-cell>
          <table:table-cell office:value-type="float" office:value="352.52">
            <text:p>352.52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10000">
            <text:p>10000</text:p>
          </table:table-cell>
          <table:table-cell office:value-type="float" office:value="4836522">
            <text:p>4836522</text:p>
          </table:table-cell>
          <table:table-cell office:value-type="float" office:value="1426.15">
            <text:p>1426.15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10000">
            <text:p>10000</text:p>
          </table:table-cell>
          <table:table-cell office:value-type="float" office:value="4831355">
            <text:p>4831355</text:p>
          </table:table-cell>
          <table:table-cell office:value-type="float" office:value="1683.95">
            <text:p>1683.95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10000">
            <text:p>10000</text:p>
          </table:table-cell>
          <table:table-cell office:value-type="float" office:value="4817722">
            <text:p>4817722</text:p>
          </table:table-cell>
          <table:table-cell office:value-type="float" office:value="1444.43">
            <text:p>1444.43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15000">
            <text:p>15000</text:p>
          </table:table-cell>
          <table:table-cell office:value-type="float" office:value="7284956">
            <text:p>7284956</text:p>
          </table:table-cell>
          <table:table-cell office:value-type="float" office:value="1310.78">
            <text:p>1310.78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15000">
            <text:p>15000</text:p>
          </table:table-cell>
          <table:table-cell office:value-type="float" office:value="7250742">
            <text:p>7250742</text:p>
          </table:table-cell>
          <table:table-cell office:value-type="float" office:value="1570.8">
            <text:p>1570.8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15000">
            <text:p>15000</text:p>
          </table:table-cell>
          <table:table-cell office:value-type="float" office:value="7279860">
            <text:p>7279860</text:p>
          </table:table-cell>
          <table:table-cell office:value-type="float" office:value="1289.16">
            <text:p>1289.16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20000">
            <text:p>20000</text:p>
          </table:table-cell>
          <table:table-cell office:value-type="float" office:value="9658445">
            <text:p>9658445</text:p>
          </table:table-cell>
          <table:table-cell office:value-type="float" office:value="2252.96">
            <text:p>2252.96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20000">
            <text:p>20000</text:p>
          </table:table-cell>
          <table:table-cell office:value-type="float" office:value="9678261">
            <text:p>9678261</text:p>
          </table:table-cell>
          <table:table-cell office:value-type="float" office:value="2525.57">
            <text:p>2525.57</text:p>
          </table:table-cell>
          <table:table-cell table:number-columns-repeated="9"/>
        </table:table-row>
        <table:table-row table:style-name="ro1">
          <table:table-cell office:value-type="string">
            <text:p>mysql</text:p>
          </table:table-cell>
          <table:table-cell office:value-type="string">
            <text:p><text:s/>-</text:p>
          </table:table-cell>
          <table:table-cell office:value-type="float" office:value="20000">
            <text:p>20000</text:p>
          </table:table-cell>
          <table:table-cell office:value-type="float" office:value="9683679">
            <text:p>9683679</text:p>
          </table:table-cell>
          <table:table-cell office:value-type="float" office:value="2324.91">
            <text:p>2324.91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database-ranges>
        <table:database-range table:target-range-address="Sheet1.A1:Sheet1.E64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02/19/2012</text:date>, <text:time>21:0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9T20:26:47</meta:creation-date>
    <dc:date>2012-02-19T21:01:22</dc:date>
    <meta:editing-duration>PT00H07M31S</meta:editing-duration>
    <meta:editing-cycles>2</meta:editing-cycles>
    <meta:generator>OpenOffice.org/3.2$Unix OpenOffice.org_project/320m12$Build-9483</meta:generator>
    <meta:document-statistic meta:table-count="3" meta:cell-count="3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regression-type="linear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15cm" chart:symbol-height="0.15cm" chart:regression-type="linear">
        <chart:symbol-image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15cm" chart:symbol-height="0.15cm" chart:regression-type="power">
        <chart:symbol-image xlink:href="Pictures/2000000D000000DD000000DD7EE0D441.svm" xlink:type="simple" xlink:actuate="onLoad"/>
      </style:chart-properties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464cm" svg:height="9.117cm" xlink:href=".." chart:class="chart:line" chart:style-name="ch1">
        <chart:title svg:x="0.572cm" svg:y="0.183cm" chart:style-name="ch2">
          <text:p>Runtimes of Payment Analysis Solutions on Varied Account Dataset Sizes</text:p>
        </chart:title>
        <chart:legend chart:legend-position="end" svg:x="12.548cm" svg:y="2.862cm" chart:style-name="ch3"/>
        <chart:plot-area chart:style-name="ch4" table:cell-range-address="Sheet1.G1:Sheet1.N4" chart:data-source-has-labels="both" svg:x="0.457cm" svg:y="0.868cm" svg:width="11.763cm" svg:height="7.904cm">
          <chart:axis chart:dimension="x" chart:name="primary-x" chart:style-name="ch5">
            <chart:title svg:x="5.169cm" svg:y="8.382cm" chart:style-name="ch6">
              <text:p>Number of Accounts</text:p>
            </chart:title>
            <chart:categories table:cell-range-address="Sheet1.H1:Sheet1.N1"/>
          </chart:axis>
          <chart:axis chart:dimension="y" chart:name="primary-y" chart:style-name="ch5">
            <chart:title svg:x="0.33cm" svg:y="5.91cm" chart:style-name="ch7">
              <text:p>Runtime (seconds)</text:p>
            </chart:title>
            <chart:grid chart:style-name="ch8" chart:class="major"/>
          </chart:axis>
          <chart:series chart:style-name="ch9" chart:values-cell-range-address="Sheet1.H2:Sheet1.N2" chart:label-cell-address="Sheet1.G2:Sheet1.G2" chart:class="chart:line">
            <chart:regression-curve chart:style-name="ch10"/>
            <chart:data-point chart:repeated="7"/>
          </chart:series>
          <chart:series chart:style-name="ch11" chart:values-cell-range-address="Sheet1.H3:Sheet1.N3" chart:label-cell-address="Sheet1.G3:Sheet1.G3" chart:class="chart:line">
            <chart:regression-curve chart:style-name="ch12"/>
            <chart:data-point chart:repeated="7"/>
          </chart:series>
          <chart:series chart:style-name="ch13" chart:values-cell-range-address="Sheet1.H4:Sheet1.N4" chart:label-cell-address="Sheet1.G4:Sheet1.G4" chart:class="chart:line">
            <chart:regression-curve chart:style-name="ch14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H1:Sheet1.N1">500</text:p>
              </table:table-cell>
              <table:table-cell office:value-type="string">
                <text:p>1000</text:p>
              </table:table-cell>
              <table:table-cell office:value-type="string">
                <text:p>2500</text:p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15000</text:p>
              </table:table-cell>
              <table:table-cell office:value-type="string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 text:id="Sheet1.G2:Sheet1.G2">Hadoop</text:p>
              </table:table-cell>
              <table:table-cell office:value-type="float" office:value="81.14">
                <text:p text:id="Sheet1.H2:Sheet1.N2">81.14</text:p>
              </table:table-cell>
              <table:table-cell office:value-type="float" office:value="82.5466666666667">
                <text:p>82.5466666666667</text:p>
              </table:table-cell>
              <table:table-cell office:value-type="float" office:value="84.4133333333333">
                <text:p>84.4133333333333</text:p>
              </table:table-cell>
              <table:table-cell office:value-type="float" office:value="83.4166666666667">
                <text:p>83.4166666666667</text:p>
              </table:table-cell>
              <table:table-cell office:value-type="float" office:value="88.14">
                <text:p>88.14</text:p>
              </table:table-cell>
              <table:table-cell office:value-type="float" office:value="86.8533333333333">
                <text:p>86.8533333333333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 text:id="Sheet1.G3:Sheet1.G3">Hive</text:p>
              </table:table-cell>
              <table:table-cell office:value-type="float" office:value="535.103333333333">
                <text:p text:id="Sheet1.H3:Sheet1.N3">535.103333333333</text:p>
              </table:table-cell>
              <table:table-cell office:value-type="float" office:value="543.636666666667">
                <text:p>543.636666666667</text:p>
              </table:table-cell>
              <table:table-cell office:value-type="float" office:value="548.446666666667">
                <text:p>548.446666666667</text:p>
              </table:table-cell>
              <table:table-cell office:value-type="float" office:value="553.443333333333">
                <text:p>553.443333333333</text:p>
              </table:table-cell>
              <table:table-cell office:value-type="float" office:value="557.51">
                <text:p>557.51</text:p>
              </table:table-cell>
              <table:table-cell office:value-type="float" office:value="581.496666666667">
                <text:p>581.496666666667</text:p>
              </table:table-cell>
              <table:table-cell office:value-type="float" office:value="582.703333333333">
                <text:p>582.703333333333</text:p>
              </table:table-cell>
            </table:table-row>
            <table:table-row>
              <table:table-cell office:value-type="string">
                <text:p text:id="Sheet1.G4:Sheet1.G4">MySQL</text:p>
              </table:table-cell>
              <table:table-cell office:value-type="float" office:value="4.2">
                <text:p text:id="Sheet1.H4:Sheet1.N4">4.2</text:p>
              </table:table-cell>
              <table:table-cell office:value-type="float" office:value="13.8333333333333">
                <text:p>13.8333333333333</text:p>
              </table:table-cell>
              <table:table-cell office:value-type="float" office:value="85.4166666666667">
                <text:p>85.4166666666667</text:p>
              </table:table-cell>
              <table:table-cell office:value-type="float" office:value="392.416666666667">
                <text:p>392.416666666667</text:p>
              </table:table-cell>
              <table:table-cell office:value-type="float" office:value="1518.17666666667">
                <text:p>1518.17666666667</text:p>
              </table:table-cell>
              <table:table-cell office:value-type="float" office:value="1390.24666666667">
                <text:p>1390.24666666667</text:p>
              </table:table-cell>
              <table:table-cell office:value-type="float" office:value="2367.81333333333">
                <text:p>2367.81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